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0.65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family="'Courier 10 Pitch'" style:font-pitch="fixe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New i915 Modeset Code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XDC 2012 Nürnbe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[meta: naming things]</text:p>
          </draw:text-box>
        </draw:frame>
        <draw:frame presentation:style-name="pr5" draw:layer="layout" svg:width="25.199cm" svg:height="6.286cm" svg:x="1.4cm" svg:y="8.114cm" presentation:class="outline" presentation:user-transformed="true">
          <draw:text-box>
            <text:list text:style-name="L3">
              <text:list-item>
                <text:p>prepare/commit is enable/disable</text:p>
              </text:list-item>
              <text:list-item>
                <text:p>encoder is a port</text:p>
              </text:list-item>
              <text:list-item>
                <text:p>crtc is a pi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tc <text:span text:style-name="T3">helper</text:span> assumptions</text:p>
          </draw:text-box>
        </draw:frame>
        <draw:frame presentation:style-name="pr5" draw:layer="layout" svg:width="25.199cm" svg:height="8cm" svg:x="1.4cm" svg:y="8cm" presentation:class="outline" presentation:user-transformed="true">
          <draw:text-box>
            <text:list text:style-name="L3">
              <text:list-item>
                <text:p><text:span text:style-name="T4">simple </text:span><text:span text:style-name="T5">encoder</text:span><text:span text:style-name="T4">/crtc split</text:span></text:p>
              </text:list-item>
              <text:list-item>
                <text:p><text:span text:style-name="T5">independent</text:span><text:span text:style-name="T4"> enable/disable sequenc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flexible enough</text:p>
          </draw:text-box>
        </draw:frame>
        <draw:frame presentation:style-name="pr5" draw:layer="layout" svg:width="25.199cm" svg:height="7.773cm" svg:x="1.401cm" svg:y="6.82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pu eDP PLL</text:p>
              </text:list-item>
              <text:list-item>
                <text:p>LVDS pin pair</text:p>
              </text:list-item>
              <text:list-item>
                <text:p>Haswell DDI 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flexible</text:p>
          </draw:text-box>
        </draw:frame>
        <draw:frame presentation:style-name="pr5" draw:layer="layout" svg:width="25.199cm" svg:height="7.773cm" svg:x="1.401cm" svg:y="6.827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6">-&gt;disable</text:span> called way too often</text:p>
              </text:list-item>
              <text:list-item>
                <text:p><text:span text:style-name="T6">-&gt;disable</text:span> called in different or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code: simplify dpms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only old crt supports dpms standy/suspend</text:p>
              </text:list-item>
              <text:list-item>
                <text:p>connector drives dpms state</text:p>
              </text:list-item>
              <text:list-item>
                <text:p>pipe state is on/off on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code: modeset sequence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driven by crtc callback</text:p>
              </text:list-item>
              <text:list-item>
                <text:p>fixed enable/disable sequence</text:p>
              </text:list-item>
              <text:list-item>
                <text:p>encoder callback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state staging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needed for correct disable sequence</text:p>
              </text:list-item>
              <text:list-item>
                <text:p>allows better state checking</text:p>
              </text:list-item>
              <text:list-item>
                <text:p>ugly part of the con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w state readout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foreign hw state takeover (boot, ...)</text:p>
              </text:list-item>
              <text:list-item>
                <text:p>allows hw/sw state cross-check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mediate benefits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massively reduced modeset state space</text:p>
              </text:list-item>
              <text:list-item>
                <text:p>hw state checking is awesome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m helper api insights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<text:span text:style-name="T6">-&gt;detect</text:span> logic cleanly separates</text:p>
              </text:list-item>
              <text:list-item>
                <text:p>fb helper pokes around in crtc helper internals</text:p>
              </text:list-item>
              <text:list-item>
                <text:p>crtc helper modeset semantics are ... fu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m helper wtf moments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„dpms on“ after modeset</text:p>
              </text:list-item>
              <text:list-item>
                <text:p>disabling disconnected outputs</text:p>
              </text:list-item>
              <text:list-item>
                <text:p>helper vtables should be typ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</text:p>
          </draw:text-box>
        </draw:frame>
        <draw:frame presentation:style-name="pr5" draw:layer="layout" svg:width="25.199cm" svg:height="10.773cm" svg:x="1.4cm" svg:y="6.8cm" presentation:class="outline" presentation:user-transformed="true">
          <draw:text-box>
            <text:list text:style-name="L3">
              <text:list-item>
                <text:p>drm helper cleanups</text:p>
              </text:list-item>
              <text:list-item>
                <text:p>move hpd irq handling into drm/i915</text:p>
              </text:list-item>
              <text:list-item>
                <text:p>prep for atomic modeset</text:p>
              </text:list-item>
              <text:list-item>
                <text:p>rip out cruft in drm/i9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: state keeping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restore responsibility without fbcon</text:p>
              </text:list-item>
              <text:list-item>
                <text:p>state keeping for atomic modes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: fastboot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seamless takeover of firmware state</text:p>
              </text:list-item>
              <text:list-item>
                <text:p>done: output routing, fb storage</text:p>
              </text:list-item>
              <text:list-item>
                <text:p>todo: PLLs, refclocks, panel fitter, interlaced, 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do: MST DP</text:p>
          </draw:text-box>
        </draw:frame>
        <draw:frame presentation:style-name="pr5" draw:layer="layout" svg:width="25.199cm" svg:height="10.773cm" svg:x="1.4cm" svg:y="8cm" presentation:class="outline" presentation:user-transformed="true">
          <draw:text-box>
            <text:list text:style-name="L3">
              <text:list-item>
                <text:p>treat DP encoder as shared resources</text:p>
              </text:list-item>
              <text:list-item>
                <text:p>or group pip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*BSD ?</text:p>
          </draw:text-box>
        </draw:frame>
        <draw:frame draw:style-name="gr2" draw:text-style-name="P4" draw:layer="layout" svg:width="2.013cm" svg:height="1.517cm" svg:x="12.4cm" svg:y="9.283cm">
          <draw:text-box>
            <text:p><text:span text:style-name="T7">s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10.657cm" svg:x="1.4cm" svg:y="4.343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2T15:38:20</meta:creation-date>
    <meta:editing-duration>PT6H58M58S</meta:editing-duration>
    <meta:editing-cycles>24</meta:editing-cycles>
    <meta:generator>LibreOffice/3.5$Linux_X86_64 LibreOffice_project/350m1$Build-2</meta:generator>
    <dc:date>2012-09-18T14:19:57</dc:date>
    <meta:document-statistic meta:object-count="92"/>
  </office:meta>
</office:document-meta>
</file>